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2.293cm" style:rel-column-width="9106*"/>
    </style:style>
    <style:style style:name="Table1.B" style:family="table-column">
      <style:table-column-properties style:column-width="14.208cm" style:rel-column-width="56429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ru" fo:country="RU" fo:font-weight="bold" officeooo:paragraph-rsid="001565ea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Times New Roman" fo:font-size="12pt" fo:language="ru" fo:country="RU" fo:font-weight="bold" officeooo:paragraph-rsid="001565ea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Times New Roman" fo:font-size="12pt" fo:language="ru" fo:country="RU" officeooo:paragraph-rsid="001565ea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0.501cm"/>
        </style:tab-stops>
      </style:paragraph-properties>
      <style:text-properties style:font-name="Times New Roman" fo:font-size="12pt" fo:language="ru" fo:country="RU" officeooo:paragraph-rsid="001565ea" style:font-name-asian="Times New Roman1" style:font-size-asian="12pt" style:language-asian="ru" style:country-asian="RU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Times New Roman" fo:font-size="10pt" fo:language="ru" fo:country="RU" officeooo:paragraph-rsid="001565ea" style:font-name-asian="Times New Roman1" style:font-size-asian="10pt" style:language-asian="ru" style:country-asian="RU" style:font-name-complex="Times New Roman1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Bookman Old Style" fo:font-size="16pt" fo:language="ru" fo:country="RU" fo:font-weight="bold" officeooo:paragraph-rsid="001565ea" style:letter-kerning="true" style:font-name-asian="Times New Roman1" style:font-size-asian="16pt" style:language-asian="ru" style:country-asian="RU" style:font-weight-asian="bold" style:font-name-complex="Times New Roman1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Arial" fo:font-size="12pt" fo:language="ru" fo:country="RU" fo:font-style="italic" fo:font-weight="bold" officeooo:paragraph-rsid="001565ea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0.501cm"/>
        </style:tab-stops>
      </style:paragraph-properties>
      <style:text-properties style:font-name="Courier New" fo:font-size="18pt" fo:language="ru" fo:country="RU" fo:font-style="italic" fo:font-weight="bold" officeooo:paragraph-rsid="001565ea" style:font-name-asian="Times New Roman1" style:font-size-asian="18pt" style:language-asian="ru" style:country-asian="RU" style:font-style-asian="italic" style:font-weight-asian="bold" style:font-name-complex="Times New Roman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Courier New" fo:font-size="10pt" fo:language="ru" fo:country="RU" officeooo:paragraph-rsid="001565ea" style:font-name-asian="Times New Roman1" style:font-size-asian="10pt" style:language-asian="ru" style:country-asian="RU" style:font-name-complex="Times New Roman1" style:font-size-complex="10pt"/>
    </style:style>
    <style:style style:name="P10" style:family="paragraph" style:parent-style-name="Standard">
      <style:paragraph-properties fo:margin-left="8.742cm" fo:margin-right="0cm" fo:margin-top="0cm" fo:margin-bottom="0cm" loext:contextual-spacing="false" fo:line-height="0.564cm" fo:text-indent="0cm" style:auto-text-indent="false">
        <style:tab-stops>
          <style:tab-stop style:position="0.501cm"/>
        </style:tab-stops>
      </style:paragraph-properties>
      <style:text-properties style:font-name="Courier New" fo:font-size="16pt" fo:language="ru" fo:country="RU" fo:font-weight="bold" officeooo:paragraph-rsid="001565ea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text-properties style:font-name="Courier" fo:font-size="14pt" fo:language="ru" fo:country="RU" style:font-size-asian="14pt" style:font-name-complex="Times New Roman1" style:font-size-complex="14pt"/>
    </style:style>
    <style:style style:name="P13" style:family="paragraph" style:parent-style-name="Standard">
      <style:text-properties fo:language="ru" fo:country="RU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15%" fo:text-align="center" style:justify-single-word="false" fo:orphans="2" fo:widows="2" fo:text-indent="1cm" style:auto-text-indent="false" style:page-number="auto" fo:background-color="transparent" style:writing-mode="lr-tb"/>
      <style:text-properties style:font-name="Times New Roman" fo:font-size="14pt" fo:language="ru" fo:country="RU" fo:font-weight="bold" officeooo:rsid="00198b8a" officeooo:paragraph-rsid="00198b8a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officeooo:rsid="00198b8a" officeooo:paragraph-rsid="00198b8a" style:font-size-asian="14pt" style:font-name-complex="Times New Roman1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officeooo:rsid="00198b8a" officeooo:paragraph-rsid="001a7a3a" style:font-size-asian="14pt" style:font-name-complex="Times New Roman1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officeooo:rsid="001e7cc2" officeooo:paragraph-rsid="001e7cc2" style:font-size-asian="14pt" style:font-name-complex="Times New Roman1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Courier New1" fo:font-size="14pt" fo:language="ru" fo:country="RU" officeooo:rsid="001e7cc2" officeooo:paragraph-rsid="001e7cc2" style:font-size-asian="14pt" style:font-name-complex="Times New Roman1" style:font-size-complex="14pt"/>
    </style:style>
    <style:style style:name="P19" style:family="paragraph" style:parent-style-name="Table_20_Contents">
      <style:text-properties style:font-name="Times New Roman" fo:font-size="14p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officeooo:rsid="001c85fc" officeooo:paragraph-rsid="001c85fc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1c85fc" officeooo:paragraph-rsid="001c85fc" style:font-size-asian="14pt" style:font-weight-asian="bold" style:font-size-complex="14pt" style:font-weight-complex="bold"/>
    </style:style>
    <style:style style:name="P22" style:family="paragraph" style:parent-style-name="Standard" style:master-page-name="Standard">
      <style:paragraph-properties fo:margin-top="0cm" fo:margin-bottom="0.353cm" loext:contextual-spacing="true" fo:text-align="center" style:justify-single-word="false" style:page-number="auto">
        <style:tab-stops>
          <style:tab-stop style:position="0.501cm"/>
        </style:tab-stops>
      </style:paragraph-properties>
      <style:text-properties style:font-name="Times New Roman" fo:font-size="14pt" fo:language="ru" fo:country="RU" fo:font-weight="bold" officeooo:paragraph-rsid="001565e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3" style:family="paragraph" style:parent-style-name="Standard" style:list-style-name="">
      <style:paragraph-properties fo:margin-top="0.423cm" fo:margin-bottom="0.106cm" loext:contextual-spacing="false" fo:line-height="100%" fo:text-align="center" style:justify-single-word="false" fo:keep-with-next="always">
        <style:tab-stops>
          <style:tab-stop style:position="0.501cm"/>
        </style:tab-stops>
      </style:paragraph-properties>
      <style:text-properties fo:language="ru" fo:country="RU" officeooo:paragraph-rsid="001565ea"/>
    </style:style>
    <style:style style:name="P24" style:family="paragraph" style:parent-style-name="Standard" style:list-style-name="">
      <style:paragraph-properties fo:margin-top="0.423cm" fo:margin-bottom="0.106cm" loext:contextual-spacing="false" fo:line-height="100%" fo:text-align="center" style:justify-single-word="false" fo:keep-with-next="always">
        <style:tab-stops>
          <style:tab-stop style:position="0.501cm"/>
        </style:tab-stops>
      </style:paragraph-properties>
      <style:text-properties style:font-name="Times New Roman" fo:font-size="18pt" fo:language="ru" fo:country="RU" fo:font-style="italic" fo:font-weight="bold" officeooo:paragraph-rsid="001565ea" style:font-name-asian="Times New Roman1" style:font-size-asian="18pt" style:language-asian="ru" style:country-asian="RU" style:font-style-asian="italic" style:font-weight-asian="bold" style:font-name-complex="Times New Roman1" style:font-size-complex="18pt"/>
    </style:style>
    <style:style style:name="P25" style:family="paragraph" style:parent-style-name="Standard" style:list-style-name="">
      <style:paragraph-properties fo:margin-left="8.742cm" fo:margin-right="0cm" fo:margin-top="0cm" fo:margin-bottom="0cm" loext:contextual-spacing="false" fo:line-height="0.564cm" fo:text-indent="0cm" style:auto-text-indent="false" fo:keep-with-next="always">
        <style:tab-stops>
          <style:tab-stop style:position="0.501cm"/>
        </style:tab-stops>
      </style:paragraph-properties>
      <style:text-properties style:font-name="Courier New" fo:font-size="16pt" fo:language="ru" fo:country="RU" fo:font-weight="bold" officeooo:paragraph-rsid="001565ea" style:font-name-asian="Times New Roman1" style:font-size-asian="16pt" style:language-asian="ru" style:country-asian="RU" style:font-weight-asian="bold" style:font-name-complex="Times New Roman1" style:font-size-complex="16pt"/>
    </style:style>
    <style:style style:name="P26" style:family="paragraph" style:parent-style-name="Standard" style:list-style-name="">
      <style:paragraph-properties fo:margin-top="0cm" fo:margin-bottom="0cm" loext:contextual-spacing="false" fo:line-height="100%" fo:text-align="center" style:justify-single-word="false" fo:keep-with-next="always">
        <style:tab-stops>
          <style:tab-stop style:position="0.501cm"/>
        </style:tab-stops>
      </style:paragraph-properties>
      <style:text-properties style:font-name="Courier New" fo:font-size="14pt" fo:language="ru" fo:country="RU" fo:font-style="italic" fo:font-weight="bold" officeooo:paragraph-rsid="001565ea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P27" style:family="paragraph" style:parent-style-name="Standard">
      <style:text-properties style:font-name="Courier" fo:font-size="14pt" fo:language="ru" fo:country="RU" style:font-size-asian="14pt" style:font-name-complex="Times New Roman1" style:font-size-complex="14pt"/>
    </style:style>
    <style:style style:name="P28" style:family="paragraph" style:parent-style-name="Standard">
      <style:text-properties style:font-name="Courier" fo:font-size="14pt" fo:language="ru" fo:country="RU" officeooo:paragraph-rsid="0022d8dd" style:font-size-asian="14pt" style:font-name-complex="Times New Roman1" style:font-size-complex="14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Courier" fo:font-size="14pt" fo:language="ru" fo:country="RU" officeooo:rsid="001e7cc2" officeooo:paragraph-rsid="0022d8dd" style:font-size-asian="14pt" style:font-name-complex="Times New Roman1" style:font-size-complex="14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officeooo:rsid="001e7cc2" officeooo:paragraph-rsid="001e7cc2" style:font-size-asian="14pt" style:font-name-complex="Times New Roman1" style:font-size-complex="14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officeooo:rsid="0022d8dd" officeooo:paragraph-rsid="0022d8dd" style:font-size-asian="14pt" style:font-name-complex="Times New Roman1" style:font-size-complex="14pt"/>
    </style:style>
    <style:style style:name="T1" style:family="text">
      <style:text-properties style:font-name="Bookman Old Style" fo:font-size="16pt" fo:font-weight="bold" style:letter-kerning="true" style:font-name-asian="Times New Roman1" style:font-size-asian="16pt" style:language-asian="ru" style:country-asian="RU" style:font-weight-asian="bold" style:font-name-complex="Times New Roman1" style:font-size-complex="10pt"/>
    </style:style>
    <style:style style:name="T2" style:family="text">
      <style:text-properties style:font-name="Bookman Old Style" fo:font-size="16pt" fo:font-weight="bold" officeooo:rsid="001565ea" style:letter-kerning="true" style:font-name-asian="Times New Roman1" style:font-size-asian="16pt" style:language-asian="ru" style:country-asian="RU" style:font-weight-asian="bold" style:font-name-complex="Times New Roman1" style:font-size-complex="10pt"/>
    </style:style>
    <style:style style:name="T3" style:family="text">
      <style:text-properties officeooo:rsid="001a7a3a"/>
    </style:style>
    <style:style style:name="T4" style:family="text">
      <style:text-properties officeooo:rsid="001b5c07"/>
    </style:style>
    <style:style style:name="T5" style:family="text">
      <style:text-properties officeooo:rsid="001fd7bd"/>
    </style:style>
    <style:style style:name="T6" style:family="text">
      <style:text-properties officeooo:rsid="00206a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ФЕДЕРАЛЬНОЕ АГЕНТСТВО СВЯЗИ</text:p>
      <text:p text:style-name="P1">СЕВЕРО-КАВКАЗСКИЙ ФИЛИАЛ</text:p>
      <text:p text:style-name="P1">ФЕДЕРАЛЬНОГО ГОСУДАРСТВЕННОГО ОБРАЗОВАТЕЛЬНОГО БЮДЖЕТНОГО</text:p>
      <text:p text:style-name="P1">УЧРЕЖДЕНИЯ ВЫСШЕГО ПРОФЕССИОНАЛЬНОГО ОБРАЗОВАНИЯ</text:p>
      <text:p text:style-name="P2">МОСКОВСКОГО ТЕХНИЧЕСКОГО УНИВЕРСИТЕТА СВЯЗИ И ИНФОРМАТ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1"><text:bookmark-start text:name="_Toc248292601"/><text:bookmark-start text:name="_Toc248335528"/><text:bookmark-start text:name="_Toc248303536"/><text:bookmark-start text:name="_Toc248294570"/><text:bookmark-start text:name="_Toc248294356"/><text:span text:style-name="T1">Практическое занятие №</text:span><text:bookmark-end text:name="_Toc248292601"/><text:bookmark-end text:name="_Toc248335528"/><text:bookmark-end text:name="_Toc248303536"/><text:bookmark-end text:name="_Toc248294570"/><text:bookmark-end text:name="_Toc248294356"/><text:span text:style-name="T2">3</text:span></text:h>
      <text:h text:style-name="P24" text:outline-level="3"><text:bookmark-start text:name="_Toc248292602"/><text:bookmark-start text:name="_Toc248335529"/><text:bookmark-start text:name="_Toc248303537"/><text:bookmark-start text:name="_Toc248294571"/><text:bookmark-start text:name="_Toc248294357"/>по дисциплине<text:bookmark-end text:name="_Toc248292602"/><text:bookmark-end text:name="_Toc248335529"/><text:bookmark-end text:name="_Toc248303537"/><text:bookmark-end text:name="_Toc248294571"/><text:bookmark-end text:name="_Toc248294357"/></text:h>
      <text:p text:style-name="P6">Методы отладки и тестирования ПП</text:p>
      <text:p text:style-name="P3"/>
      <text:p text:style-name="P8"/>
      <text:p text:style-name="P4"/>
      <text:p text:style-name="P3"/>
      <text:p text:style-name="P3"/>
      <text:p text:style-name="P3"/>
      <text:p text:style-name="P3"/>
      <text:p text:style-name="P3"/>
      <text:p text:style-name="P9"/>
      <text:p text:style-name="P10">Выполнил студент</text:p>
      <text:p text:style-name="P10">группы ДП31</text:p>
      <text:h text:style-name="P25" text:outline-level="8">Гаврилов В.В.,</text:h>
      <text:h text:style-name="P25" text:outline-level="8">Проверил: канд.техн.наук</text:h>
      <text:p text:style-name="P10">доцент ТКАЧУК Е.О.</text:p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p text:style-name="P4"/>
      <text:p text:style-name="P3"/>
      <text:p text:style-name="P3"/>
      <text:p text:style-name="P3"/>
      <text:p text:style-name="P5"/>
      <text:p text:style-name="P3"/>
      <text:p text:style-name="P7">Ростов-на-Дону</text:p>
      <text:p text:style-name="P7">2019</text:p>
      <text:p text:style-name="P13"/>
      <text:p text:style-name="P11"><text:soft-page-break/>Программный код проекта</text:p>
      <text:p text:style-name="P12">program PassStatsBasic;</text:p>
      <text:p text:style-name="P12"/>
      <text:p text:style-name="P12"><text:s text:c="2"/>{$APPTYPE CONSOLE}</text:p>
      <text:p text:style-name="P12">//Reads scores for males and females from a csv file</text:p>
      <text:p text:style-name="P12">//and outputs pass rate for each.</text:p>
      <text:p text:style-name="P12">uses</text:p>
      <text:p text:style-name="P12"><text:s text:c="2"/>SysUtils,</text:p>
      <text:p text:style-name="P12"><text:s text:c="2"/>Strutils;</text:p>
      <text:p text:style-name="P12"/>
      <text:p text:style-name="P12">const</text:p>
      <text:p text:style-name="P12"><text:s text:c="2"/>FILE_NAME = 'marksheet.csv';</text:p>
      <text:p text:style-name="P12"><text:s text:c="2"/>PASSMARK = 40;</text:p>
      <text:p text:style-name="P12">var</text:p>
      <text:p text:style-name="P12"><text:s text:c="2"/>intCurrentScore, intMales, intFemales, intMalePasses, intFemalePasses,</text:p>
      <text:p text:style-name="P12"><text:s text:c="2"/>lineNumber, errorId: integer;</text:p>
      <text:p text:style-name="P12"><text:s text:c="2"/>strCurrentScore, strMalePassRate, strFemalePassRate: string;</text:p>
      <text:p text:style-name="P12"><text:s text:c="2"/>charCurrentGender: char;</text:p>
      <text:p text:style-name="P12"><text:s text:c="2"/>rMalePassRate, rFemalePassRate: real;</text:p>
      <text:p text:style-name="P12"/>
      <text:p text:style-name="P12"><text:s text:c="2"/>procedure printError;</text:p>
      <text:p text:style-name="P12"><text:s text:c="2"/>begin</text:p>
      <text:p text:style-name="P12"><text:s text:c="4"/>case errorId of</text:p>
      <text:p text:style-name="P12"><text:s text:c="6"/>1: Write('Файл не найден');</text:p>
      <text:p text:style-name="P12"><text:soft-page-break/><text:s text:c="6"/>2: Write('Файл пуст');</text:p>
      <text:p text:style-name="P12"><text:s text:c="6"/>3: Write('Нарушена структура данных');</text:p>
      <text:p text:style-name="P12"><text:s text:c="6"/>4: Write('Неверно указан пол');</text:p>
      <text:p text:style-name="P12"><text:s text:c="6"/>5: Write('Указанная оценка не является числом');</text:p>
      <text:p text:style-name="P12"><text:s text:c="6"/>6: Write('Указанная оценка вне диапазона');</text:p>
      <text:p text:style-name="P12"><text:s text:c="6"/>else</text:p>
      <text:p text:style-name="P12"><text:s text:c="8"/>Write('Неизвестная ошибка');</text:p>
      <text:p text:style-name="P12"><text:s text:c="4"/>end;</text:p>
      <text:p text:style-name="P12"><text:s text:c="4"/>if lineNumber &lt;&gt; 0 then</text:p>
      <text:p text:style-name="P12"><text:s text:c="6"/>writeln(' в строке ', lineNumber)</text:p>
      <text:p text:style-name="P12"><text:s text:c="4"/>else</text:p>
      <text:p text:style-name="P12"><text:s text:c="6"/>writeln;</text:p>
      <text:p text:style-name="P12"><text:s text:c="2"/>end;</text:p>
      <text:p text:style-name="P12"/>
      <text:p text:style-name="P12"><text:s text:c="2"/>procedure CalcStats(FileName: string);</text:p>
      <text:p text:style-name="P12"><text:s text:c="2"/>var</text:p>
      <text:p text:style-name="P12"><text:s text:c="4"/>Marks: Text;</text:p>
      <text:p text:style-name="P12"><text:s text:c="4"/>strCurrentLine: string;</text:p>
      <text:p text:style-name="P12"><text:s text:c="4"/>ErrorCode, positionOfSeparator: integer;</text:p>
      <text:p text:style-name="P12"><text:s text:c="2"/>begin</text:p>
      <text:p text:style-name="P12"><text:s text:c="4"/>lineNumber := 0;</text:p>
      <text:p text:style-name="P12"/>
      <text:p text:style-name="P12"><text:s text:c="4"/>//Если файла не существует</text:p>
      <text:p text:style-name="P12"><text:s text:c="4"/>if not fileExists(FileName) then</text:p>
      <text:p text:style-name="P12"><text:s text:c="4"/>begin</text:p>
      <text:p text:style-name="P12"><text:s text:c="6"/>errorId := 1;</text:p>
      <text:p text:style-name="P12"><text:soft-page-break/><text:s text:c="6"/>printError;</text:p>
      <text:p text:style-name="P12"><text:s text:c="6"/>exit;</text:p>
      <text:p text:style-name="P12"><text:s text:c="4"/>end;</text:p>
      <text:p text:style-name="P12"/>
      <text:p text:style-name="P12"><text:s text:c="4"/>intMales := 0;</text:p>
      <text:p text:style-name="P12"><text:s text:c="4"/>intFemales := 0;</text:p>
      <text:p text:style-name="P12"><text:s text:c="4"/>intMalePasses := 0;</text:p>
      <text:p text:style-name="P12"><text:s text:c="4"/>intFemalePasses := 0;</text:p>
      <text:p text:style-name="P12"><text:s text:c="4"/>intCurrentScore := 0;</text:p>
      <text:p text:style-name="P12"><text:s text:c="4"/>assignFile(Marks, FileName);</text:p>
      <text:p text:style-name="P12"><text:s text:c="4"/>reset(Marks);</text:p>
      <text:p text:style-name="P12"/>
      <text:p text:style-name="P12"><text:s text:c="4"/>//Если файл пуст</text:p>
      <text:p text:style-name="P12"><text:s text:c="4"/>if EOF(Marks) then</text:p>
      <text:p text:style-name="P12"><text:s text:c="4"/>begin</text:p>
      <text:p text:style-name="P12"><text:s text:c="6"/>errorId := 2;</text:p>
      <text:p text:style-name="P12"><text:s text:c="6"/>printError;</text:p>
      <text:p text:style-name="P12"><text:s text:c="6"/>exit;</text:p>
      <text:p text:style-name="P12"><text:s text:c="4"/>end;</text:p>
      <text:p text:style-name="P12"/>
      <text:p text:style-name="P12"><text:s text:c="4"/>while not EOF(Marks) do</text:p>
      <text:p text:style-name="P12"><text:s text:c="4"/>begin</text:p>
      <text:p text:style-name="P12"><text:s text:c="6"/>readln(Marks, strCurrentLine);</text:p>
      <text:p text:style-name="P12"><text:s text:c="6"/>Inc(lineNumber);</text:p>
      <text:p text:style-name="P12"><text:s text:c="6"/>positionOfSeparator := pos(',', strCurrentLine);</text:p>
      <text:p text:style-name="P12"/>
      <text:p text:style-name="P12"><text:soft-page-break/><text:s text:c="6"/>//Пропускаем пустые строки и строки, содержащие только запятую</text:p>
      <text:p text:style-name="P12"><text:s text:c="6"/>if (strCurrentLine = '') or (strCurrentLine = ',') then</text:p>
      <text:p text:style-name="P12"><text:s text:c="6"/>begin</text:p>
      <text:p text:style-name="P12"><text:s text:c="8"/>continue;</text:p>
      <text:p text:style-name="P12"><text:s text:c="6"/>end;</text:p>
      <text:p text:style-name="P12"/>
      <text:p text:style-name="P12"><text:s text:c="6"/>//Если неправильный формат данных</text:p>
      <text:p text:style-name="P12"><text:s text:c="6"/>if (positionOfSeparator &lt;&gt; 2) and (strCurrentLine &lt;&gt; ',') then</text:p>
      <text:p text:style-name="P12"><text:s text:c="6"/>begin</text:p>
      <text:p text:style-name="P12"><text:s text:c="8"/>errorId := 3;</text:p>
      <text:p text:style-name="P12"><text:s text:c="8"/>printError;</text:p>
      <text:p text:style-name="P12"><text:s text:c="8"/>continue;</text:p>
      <text:p text:style-name="P12"><text:s text:c="6"/>end;</text:p>
      <text:p text:style-name="P12"/>
      <text:p text:style-name="P12"><text:s text:c="6"/>charCurrentGender := leftstr(strCurrentLine, 1)[1];</text:p>
      <text:p text:style-name="P12"/>
      <text:p text:style-name="P12"><text:s text:c="6"/>//Если неверно указан пол</text:p>
      <text:p text:style-name="P12"><text:s text:c="6"/>if (charCurrentGender &lt;&gt; 'M') and (charCurrentGender &lt;&gt; 'F') then</text:p>
      <text:p text:style-name="P12"><text:s text:c="6"/>begin</text:p>
      <text:p text:style-name="P12"><text:s text:c="8"/>errorId := 4;</text:p>
      <text:p text:style-name="P12"><text:s text:c="8"/>printError;</text:p>
      <text:p text:style-name="P12"><text:s text:c="8"/>continue;</text:p>
      <text:p text:style-name="P12"><text:s text:c="6"/>end;</text:p>
      <text:p text:style-name="P12"><text:soft-page-break/></text:p>
      <text:p text:style-name="P12"><text:s text:c="6"/>strCurrentScore := rightstr(strCurrentLine, length(strCurrentLine) - 2);</text:p>
      <text:p text:style-name="P12"><text:s text:c="6"/>val(strCurrentScore, intCurrentScore, ErrorCode);</text:p>
      <text:p text:style-name="P12"/>
      <text:p text:style-name="P12"><text:s text:c="6"/>//Если нельзя привести последние символы к числовому виду</text:p>
      <text:p text:style-name="P12"><text:s text:c="6"/>if not (ErrorCode = 0) then</text:p>
      <text:p text:style-name="P12"><text:s text:c="6"/>begin</text:p>
      <text:p text:style-name="P12"><text:s text:c="8"/>errorId := 5;</text:p>
      <text:p text:style-name="P12"><text:s text:c="8"/>printError;</text:p>
      <text:p text:style-name="P12"><text:s text:c="8"/>continue;</text:p>
      <text:p text:style-name="P12"><text:s text:c="6"/>end;</text:p>
      <text:p text:style-name="P12"/>
      <text:p text:style-name="P12"><text:s text:c="6"/>//Если число баллов вне диапазона от 0 до 100</text:p>
      <text:p text:style-name="P12"><text:s text:c="6"/>if (intCurrentScore &lt; 0) or (intCurrentScore &gt; 100) then</text:p>
      <text:p text:style-name="P12"><text:s text:c="6"/>begin</text:p>
      <text:p text:style-name="P12"><text:s text:c="8"/>errorId := 6;</text:p>
      <text:p text:style-name="P12"><text:s text:c="8"/>printError;</text:p>
      <text:p text:style-name="P12"><text:s text:c="8"/>continue;</text:p>
      <text:p text:style-name="P12"><text:s text:c="6"/>end;</text:p>
      <text:p text:style-name="P12"/>
      <text:p text:style-name="P12"><text:s text:c="6"/>if charCurrentGender = 'M' then</text:p>
      <text:p text:style-name="P12"><text:s text:c="6"/>begin</text:p>
      <text:p text:style-name="P12"><text:s text:c="8"/>Inc(intMales);</text:p>
      <text:p text:style-name="P12"><text:s text:c="8"/>if intCurrentScore &gt;= PASSMARK then</text:p>
      <text:p text:style-name="P12"><text:soft-page-break/><text:s text:c="10"/>Inc(intMalePasses);</text:p>
      <text:p text:style-name="P12"><text:s text:c="6"/>end</text:p>
      <text:p text:style-name="P12"><text:s text:c="6"/>else</text:p>
      <text:p text:style-name="P12"><text:s text:c="6"/>begin</text:p>
      <text:p text:style-name="P12"><text:s text:c="8"/>Inc(intFemales);</text:p>
      <text:p text:style-name="P12"><text:s text:c="8"/>if intCurrentScore &gt;= PASSMARK then</text:p>
      <text:p text:style-name="P12"><text:s text:c="10"/>Inc(intFemalePasses);</text:p>
      <text:p text:style-name="P12"><text:s text:c="6"/>end;</text:p>
      <text:p text:style-name="P12"><text:s text:c="4"/>end;</text:p>
      <text:p text:style-name="P12"/>
      <text:p text:style-name="P12"><text:s text:c="4"/>closeFile(Marks);</text:p>
      <text:p text:style-name="P12"/>
      <text:p text:style-name="P12"><text:s text:c="4"/>if intMales = 0 then</text:p>
      <text:p text:style-name="P12"><text:s text:c="4"/>begin</text:p>
      <text:p text:style-name="P12"><text:s text:c="6"/>strMalePassRate := 'NoMales';</text:p>
      <text:p text:style-name="P12"><text:s text:c="4"/>end</text:p>
      <text:p text:style-name="P12"><text:s text:c="4"/>else</text:p>
      <text:p text:style-name="P12"><text:s text:c="4"/>begin</text:p>
      <text:p text:style-name="P12"><text:s text:c="6"/>rMalePassRate := intMalePasses * 100 / intMales;</text:p>
      <text:p text:style-name="P12"><text:s text:c="6"/>strMalePassRate := FloatToStrf(rMalePassRate, ffFixed, 6, 2);</text:p>
      <text:p text:style-name="P12"><text:s text:c="4"/>end;</text:p>
      <text:p text:style-name="P12"><text:s text:c="4"/>writeln('Male Pass Rate (%): ', strMalePassRate);</text:p>
      <text:p text:style-name="P12"/>
      <text:p text:style-name="P12"><text:s text:c="4"/>if intFemales = 0 then</text:p>
      <text:p text:style-name="P12"><text:s text:c="4"/>begin</text:p>
      <text:p text:style-name="P12"><text:soft-page-break/><text:s text:c="6"/>strFemalePassRate := 'NoFemales';</text:p>
      <text:p text:style-name="P12"><text:s text:c="4"/>end</text:p>
      <text:p text:style-name="P12"><text:s text:c="4"/>else</text:p>
      <text:p text:style-name="P12"><text:s text:c="4"/>begin</text:p>
      <text:p text:style-name="P12"><text:s text:c="6"/>rFemalePassRate := intFemalePasses * 100 / intFemales;</text:p>
      <text:p text:style-name="P12"><text:s text:c="6"/>strFemalePassRate := FloatToStrf(rFemalePassRate, ffFixed, 6, 2);</text:p>
      <text:p text:style-name="P12"><text:s text:c="4"/>end;</text:p>
      <text:p text:style-name="P12"><text:s text:c="4"/>writeln('Female Pass Rate (%): ', strFemalePassRate);</text:p>
      <text:p text:style-name="P12"><text:s text:c="2"/>end;</text:p>
      <text:p text:style-name="P12"/>
      <text:p text:style-name="P12">begin</text:p>
      <text:p text:style-name="P12"><text:s text:c="2"/>CalcStats(FILE_NAME);</text:p>
      <text:p text:style-name="P12"><text:s text:c="2"/>readln;</text:p>
      <text:p text:style-name="P12">end.</text:p>
      <text:p text:style-name="P14">Описание проекта.</text:p>
      <text:p text:style-name="P15">Это переработанн<text:span text:style-name="T4">ый</text:span> проект PassStatsBasic, описание которого приведено в задании. <text:span text:style-name="T4">В него</text:span> была добавлена процедура вывода описания ошибки printError. В этой процедуре в зависимости от значения переменной errorId выводится текст сообщения об ошибке и номер строки, содержащей эту ошибку. Номер строки не будет указан, если ошибка является глобальной для всего файла: если файл пуст или вовсе не найден.</text:p>
      <text:p text:style-name="P16">Основная процедура CalcStats также была доработана. <text:span text:style-name="T3">В нее было добавлено несколько проверок на ошибки во входных данных. В общем случае алгоритм проверки следующий: добавляется условие, соответствующее некоторой ошибке; если ошибка присутствует, то глобальной переменной errorId присваивается идентификатор данной ошибки, затем вызывается процедура печати текста ошибки printError, а </text:span><text:soft-page-break/><text:span text:style-name="T3">затем текущая итерация прерывается благодаря оператору continue. В процедуре присутствует шесть типов проверок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ID ошибки</text:p>
          </table:table-cell>
          <table:table-cell table:style-name="Table1.B1" office:value-type="string">
            <text:p text:style-name="P21">Текст сообщения</text:p>
          </table:table-cell>
        </table:table-row>
        <table:table-row>
          <table:table-cell table:style-name="Table1.A6" office:value-type="string">
            <text:p text:style-name="P20">1</text:p>
          </table:table-cell>
          <table:table-cell table:style-name="Table1.B2" office:value-type="string">
            <text:p text:style-name="P19">Файл не найден</text:p>
          </table:table-cell>
        </table:table-row>
        <table:table-row>
          <table:table-cell table:style-name="Table1.A6" office:value-type="string">
            <text:p text:style-name="P20">2</text:p>
          </table:table-cell>
          <table:table-cell table:style-name="Table1.B3" office:value-type="string">
            <text:p text:style-name="P19">Файл пуст</text:p>
          </table:table-cell>
        </table:table-row>
        <table:table-row>
          <table:table-cell table:style-name="Table1.A6" office:value-type="string">
            <text:p text:style-name="P20">3</text:p>
          </table:table-cell>
          <table:table-cell table:style-name="Table1.B4" office:value-type="string">
            <text:p text:style-name="P19">Нарушена структура данных</text:p>
          </table:table-cell>
        </table:table-row>
        <table:table-row>
          <table:table-cell table:style-name="Table1.A6" office:value-type="string">
            <text:p text:style-name="P20">4</text:p>
          </table:table-cell>
          <table:table-cell table:style-name="Table1.B5" office:value-type="string">
            <text:p text:style-name="P19">Неверно указан пол</text:p>
          </table:table-cell>
        </table:table-row>
        <table:table-row>
          <table:table-cell table:style-name="Table1.A6" office:value-type="string">
            <text:p text:style-name="P20">5</text:p>
          </table:table-cell>
          <table:table-cell table:style-name="Table1.B6" office:value-type="string">
            <text:p text:style-name="P19">Указанная оценка не является числом</text:p>
          </table:table-cell>
        </table:table-row>
        <table:table-row>
          <table:table-cell table:style-name="Table1.A7" office:value-type="string">
            <text:p text:style-name="P20">6</text:p>
          </table:table-cell>
          <table:table-cell table:style-name="Table1.B7" office:value-type="string">
            <text:p text:style-name="P19">Указанная оценка вне диапазона</text:p>
          </table:table-cell>
        </table:table-row>
      </table:table>
      <text:p text:style-name="P16"/>
      <text:p text:style-name="P17">Блок проверки выглядит следующим образом (приведен пример для ошибки с <text:span text:style-name="T5">ID</text:span> = 1):</text:p>
      <text:p text:style-name="P18">//Если файла не существует</text:p>
      <text:p text:style-name="P18"><text:s text:c="4"/>if not fileExists(FileName) then</text:p>
      <text:p text:style-name="P18"><text:s text:c="4"/>begin</text:p>
      <text:p text:style-name="P18"><text:s text:c="6"/>errorId := 1;</text:p>
      <text:p text:style-name="P18"><text:s text:c="6"/>printError;</text:p>
      <text:p text:style-name="P18"><text:s text:c="6"/>exit;</text:p>
      <text:p text:style-name="P18"><text:s text:c="4"/>end; </text:p>
      <text:p text:style-name="P30">В случае, если ошибок нет, то программа закрывает прочитанный файл и начинает обработку полученных данных. <text:span text:style-name="T6">Вывод измененной версии проекта аналогичен выводу первоначального проекта.</text:span></text:p>
      <text:p text:style-name="P31">Пример блока проверки, содержащего оператор continue.</text:p>
      <text:p text:style-name="P28"><text:s text:c="2"/>//Пропускаем пустые строки и строки, содержащие только запятую</text:p>
      <text:p text:style-name="P28"><text:soft-page-break/><text:s text:c="6"/>if (strCurrentLine = '') or (strCurrentLine = ',') then</text:p>
      <text:p text:style-name="P28"><text:s text:c="6"/>begin</text:p>
      <text:p text:style-name="P28"><text:s text:c="8"/>continue;</text:p>
      <text:p text:style-name="P29"><text:s text:c="6"/>end;</text:p>
      <text:p text:style-name="P18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37:00</meta:creation-date>
    <meta:initial-creator>a216-student</meta:initial-creator>
    <dc:language>ru-RU</dc:language>
    <dc:date>2019-11-06T16:14:57.137290818</dc:date>
    <meta:editing-cycles>48</meta:editing-cycles>
    <meta:editing-duration>PT3H12M2S</meta:editing-duration>
    <meta:generator>LibreOffice/6.0.7.3$Linux_X86_64 LibreOffice_project/00m0$Build-3</meta:generator>
    <meta:document-statistic meta:table-count="1" meta:image-count="0" meta:object-count="0" meta:page-count="10" meta:paragraph-count="190" meta:word-count="655" meta:character-count="5678" meta:non-whitespace-character-count="44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